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condition="of:cell-content-is-decimal-number() and cell-content-is-between(0,2000)" table:allow-empty-cell="true" table:base-cell-address="Kategorien.C1">
          <table:error-message table:message-type="stop" table:display="true"/>
        </table:content-validation>
        <table:content-validation table:name="val3" table:condition="of:cell-content-is-in-list([$Kategorien.$A$1:.$A$11])" table:allow-empty-cell="true" table:display-list="unsorted" table:base-cell-address="Kategorien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  <table:content-validation table:name="val5" table:base-cell-address="'Juni 15'.H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office:value-type="string" calcext:value-type="string">
            <text:p>Betrag</text:p>
          </table:table-cell>
          <table:table-cell table:style-name="ce2" table:content-validation-name="val1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5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5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5" table:formula="of:=SUM(Betrag)" office:value-type="float" office:value="130.87" calcext:value-type="float">
            <text:p>130.87</text:p>
          </table:table-cell>
          <table:table-cell/>
          <table:table-cell office:value-type="string" calcext:value-type="string">
            <text:p>01.06.:</text:p>
          </table:table-cell>
          <table:table-cell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/>
          <table:table-cell office:value-type="string" calcext:value-type="string">
            <text:p>02.06:</text:p>
          </table:table-cell>
          <table:table-cell table:formula="of:=SUMIF([.A1:.A65536];&quot;02.06.2015&quot;;[.C1:.C65536])" office:value-type="float" office:value="119.36" calcext:value-type="float">
            <text:p>119.36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5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5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5" table:formula="of:=SUMIF([.D2:.D65526];&quot;Rechnungen&quot;;[.C2:.C65526])" office:value-type="float" office:value="86.07" calcext:value-type="float">
            <text:p>86.07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5" table:formula="of:=SUMIF([.D2:.D65538];&quot;Verkehr&quot;;[.C2:.C65538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5" table:formula="of:=SUMIF([.D2:.D65538];&quot;Nahrung&quot;;[.C2:.C65538])" office:value-type="float" office:value="6.22" calcext:value-type="float">
            <text:p>6.22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5" table:formula="of:=SUMIF([.D2:.D65546];&quot;Tabak&quot;;[.C2:.C65546])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5" table:formula="of:=SUMIF([.D2:.D65545];&quot;Zucker&quot;;[.C2:.C65545])" office:value-type="float" office:value="1.59" calcext:value-type="float">
            <text:p>1.59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5" table:formula="of:=SUMIF([.D2:.D65536];&quot;Getränke&quot;;[.C2:.C65536])" office:value-type="float" office:value="2.49" calcext:value-type="float">
            <text:p>2.49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5" table:formula="of:=SUMIF([.D2:.D65538];&quot;Kaffee&quot;;[.C2:.C655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5" table:formula="of:=SUMIF([.D2:.D65536];&quot;Kosmetika&quot;;[.C2:.C6553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5" table:formula="of:=SUMIF([.D2:.D65535];&quot;Ausgehe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5" table:formula="of:=SUMIF([.D2:.D65535];&quot;Kleidung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5" table:formula="of:=SUMIF([.D2:.D65535];&quot;Amazo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17" table:content-validation-name="val5" table:formula="of:=SUMIF([.D2:.D65534];&quot;Sonstiges&quot;;[.C2:.C6553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5"/>
          <table:table-cell table:number-columns-repeated="1016"/>
        </table:table-row>
        <table:table-row table:style-name="ro1" table:number-rows-repeated="104855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5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5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Kategorien" table:target-range-address="'Juni 15'.A1:'Juni 15'.A10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G8:'Juni 15'.H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08:59:58.079768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02T10:43:19.376390415</dc:date>
    <meta:editing-duration>PT45M48S</meta:editing-duration>
    <meta:editing-cycles>7</meta:editing-cycles>
    <meta:generator>LibreOffice/4.4.3.2$Linux_x86 LibreOffice_project/40m0$Build-2</meta:generator>
    <meta:document-statistic meta:table-count="2" meta:cell-count="98" meta:object-count="0"/>
  </office:meta>
</office:document-meta>
</file>